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ad38" officeooo:paragraph-rsid="001aad38" style:font-size-asian="9pt" style:font-size-complex="9pt"/>
    </style:style>
    <style:style style:name="P2" style:family="paragraph" style:parent-style-name="Standard">
      <style:text-properties fo:font-size="9pt" officeooo:rsid="001aad38" officeooo:paragraph-rsid="001bdf85" style:font-size-asian="9pt" style:font-size-complex="9pt"/>
    </style:style>
    <style:style style:name="P3" style:family="paragraph" style:parent-style-name="Standard">
      <style:text-properties fo:font-size="9pt" officeooo:rsid="001bdf85" officeooo:paragraph-rsid="001bdf85" style:font-size-asian="9pt" style:font-size-complex="9pt"/>
    </style:style>
    <style:style style:name="P4" style:family="paragraph" style:parent-style-name="Standard">
      <style:text-properties fo:font-size="9pt" officeooo:rsid="001aad38" officeooo:paragraph-rsid="001aad38" fo:background-color="#cfe7f5" style:font-size-asian="9pt" style:font-size-complex="9pt"/>
    </style:style>
    <style:style style:name="P5" style:family="paragraph" style:parent-style-name="Standard">
      <style:text-properties fo:font-size="9pt" officeooo:rsid="001bdf85" officeooo:paragraph-rsid="001bdf85" fo:background-color="#ffffff" style:font-size-asian="9pt" style:font-size-complex="9pt"/>
    </style:style>
    <style:style style:name="P6" style:family="paragraph" style:parent-style-name="Standard">
      <style:text-properties fo:font-size="9pt" officeooo:rsid="001aad38" officeooo:paragraph-rsid="001bdf85" fo:background-color="#ffffff" style:font-size-asian="9pt" style:font-size-complex="9pt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9pt" officeooo:rsid="001bdf85" officeooo:paragraph-rsid="001aad38" style:font-size-asian="9pt" style:font-size-complex="9pt"/>
    </style:style>
    <style:style style:name="T1" style:family="text">
      <style:text-properties fo:background-color="#cfe7f5" loext:char-shading-value="0"/>
    </style:style>
    <style:style style:name="T2" style:family="text">
      <style:text-properties officeooo:rsid="001bdf85"/>
    </style:style>
    <style:style style:name="T3" style:family="text">
      <style:text-properties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(#1) </text:p>
      <text:p text:style-name="P5">(#2)</text:p>
      <text:p text:style-name="P5">(#3)</text:p>
      <text:p text:style-name="P5">(#4)</text:p>
      <text:p text:style-name="P5">(#5)</text:p>
      <text:p text:style-name="P1">plugins {</text:p>
      <text:p text:style-name="P1"><text:tab/>id 'org.springframework.boot' version '2.1.7.RELEASE'</text:p>
      <text:p text:style-name="P1"><text:tab/>id 'io.spring.dependency-management' version '1.0.8.RELEASE'</text:p>
      <text:p text:style-name="P1"><text:tab/>id 'java' <text:span text:style-name="T2">(#6)</text:span></text:p>
      <text:p text:style-name="P1">}</text:p>
      <text:p text:style-name="P1"/>
      <text:p text:style-name="P4"/>
      <text:p text:style-name="P1"/>
      <text:p text:style-name="P4">/*</text:p>
      <text:p text:style-name="P4">Zmienne:</text:p>
      <text:p text:style-name="P4"/>
      <text:p text:style-name="P4">Poniżej przykłady definiowania zmiennych. Będą one potem wykorzystane np aby wpisać wszędzie ten sam numer wersji</text:p>
      <text:p text:style-name="P4">*/</text:p>
      <text:p text:style-name="P1">group = 'com.gradle.test'</text:p>
      <text:p text:style-name="P1">version = '0.0.1-SNAPSHOT'</text:p>
      <text:p text:style-name="P1">sourceCompatibility = '1.8'</text:p>
      <text:p text:style-name="P1"/>
      <text:p text:style-name="P4">/*</text:p>
      <text:p text:style-name="P4">Zmienne:</text:p>
      <text:p text:style-name="P4"/>
      <text:p text:style-name="P4">Groovy jest językiewm skryptowym, stąd brak typów zmiennych. </text:p>
      <text:p text:style-name="P4"/>
      <text:p text:style-name="P4">definicja zmiennej o nazwie varDummy</text:p>
      <text:p text:style-name="P4"><text:tab/>ext {</text:p>
      <text:p text:style-name="P4"><text:tab/><text:tab/>varDummy = '11'</text:p>
      <text:p text:style-name="P4"><text:tab/></text:p>
      <text:p text:style-name="P4"><text:tab/><text:tab/>varInt1 = 11</text:p>
      <text:p text:style-name="P4"><text:tab/><text:tab/>varInt2 = 12</text:p>
      <text:p text:style-name="P4"><text:tab/><text:tab/>varInt3 = varInt1 + varInt2; //wartość == 23</text:p>
      <text:p text:style-name="P4"><text:tab/>}</text:p>
      <text:p text:style-name="P4"/>
      <text:p text:style-name="P4">użycie zmiennej</text:p>
      <text:p text:style-name="P4"><text:tab/>if (varInt3 == 23) { ... } <text:s text:c="8"/>//true - naturalne</text:p>
      <text:p text:style-name="P4"><text:tab/>if ("${varInt3}" == 23) { ... } <text:s text:c="3"/>//false - wygląda jak traktowane jako String</text:p>
      <text:p text:style-name="P4"><text:tab/>if ("${varInt3}" == '23') { ... } <text:s/>//true - wygląda jak traktowane jako String</text:p>
      <text:p text:style-name="P4"><text:tab/>if ("${varDummy}" == '11') { ... } //true</text:p>
      <text:p text:style-name="P4"><text:tab/>if (varDummyStr == '11') { ... } <text:s text:c="2"/>//true </text:p>
      <text:p text:style-name="P4"><text:tab/>println('varDummyInt-&gt;'+"${varDummyInt}") // varDummyInt-&gt;11</text:p>
      <text:p text:style-name="P4"><text:tab/>println('varDummyInt--&gt;'+varDummyInt) <text:s text:c="4"/>// varDummyInt--&gt;11</text:p>
      <text:p text:style-name="P4"><text:tab/></text:p>
      <text:p text:style-name="P4">Properties projektu</text:p>
      <text:p text:style-name="P4">task t5{</text:p>
      <text:p text:style-name="P4"><text:tab/>doLast{</text:p>
      <text:p text:style-name="P4"><text:tab/><text:tab/>println('t5 51 = '+project)<text:tab/><text:tab/>//root project 'GradleTest'</text:p>
      <text:p text:style-name="P4"><text:tab/><text:tab/>println('t5 52 = '+name)<text:tab/><text:tab/>//t5</text:p>
      <text:p text:style-name="P4"><text:tab/><text:tab/>println('t5 53 = '+path)<text:tab/><text:tab/>//:t5</text:p>
      <text:p text:style-name="P4"><text:tab/><text:tab/>println('t5 54 = '+description) //null</text:p>
      <text:p text:style-name="P4"><text:tab/><text:tab/>println('t5 55 = '+projectDir) <text:s/>//C:\Users\mudia\Documents\Java\MyJava\GradleTest\GradleTest</text:p>
      <text:p text:style-name="P4"><text:tab/><text:tab/>println('t5 56 = '+buildDir) <text:s text:c="3"/>//C:\Users\mudia\Documents\Java\MyJava\GradleTest\GradleTest\build</text:p>
      <text:p text:style-name="P4"><text:tab/><text:tab/>println('t5 57 = '+group) <text:s text:c="6"/>//null</text:p>
      <text:p text:style-name="P4"><text:tab/><text:tab/>println('t5 58 = '+version) <text:s text:c="4"/>//0.0.1-SNAPSHOT //ustalone przez użytkownika</text:p>
      <text:p text:style-name="P4"><text:tab/><text:tab/>println('t5 59 = '+ant) <text:s text:c="8"/>//org.gradle.api.internal.project.DefaultAntBuilder@2c9237c3</text:p>
      <text:p text:style-name="P4"><text:tab/>}</text:p>
      <text:p text:style-name="P4">}</text:p>
      <text:p text:style-name="P4"><text:tab/></text:p>
      <text:p text:style-name="P4">*/</text:p>
      <text:p text:style-name="P1">ext {</text:p>
      <text:p text:style-name="P1"><text:tab/>varDummyStr = '11'</text:p>
      <text:p text:style-name="P1"><text:tab/>varDummyInt = 11</text:p>
      <text:p text:style-name="P1">}</text:p>
      <text:p text:style-name="P1"/>
      <text:p text:style-name="P4">/*</text:p>
      <text:p text:style-name="P4"><text:tab/>! Dodatkowe i raczej zadko uzywane !</text:p>
      <text:p text:style-name="P4">Domyslne polozenie katalogow w java to np </text:p>
      <text:p text:style-name="P4"><text:tab/>src/main/java</text:p>
      <text:p text:style-name="P4"><text:soft-page-break/><text:tab/>src/test/resources etc...</text:p>
      <text:p text:style-name="P4">Najlepiej jednak zadbać o to, aby projekt miał standardową strukturę<text:tab/></text:p>
      <text:p text:style-name="P4">Mozna je zmienic ponizszym</text:p>
      <text:p text:style-name="P4">sourceSets {</text:p>
      <text:p text:style-name="P4"><text:s text:c="4"/>main {</text:p>
      <text:p text:style-name="P4"><text:s text:c="8"/>java {</text:p>
      <text:p text:style-name="P4"><text:s text:c="12"/>srcDir 'src/java'</text:p>
      <text:p text:style-name="P4"><text:s text:c="8"/>}</text:p>
      <text:p text:style-name="P4"><text:s text:c="8"/>resources {</text:p>
      <text:p text:style-name="P4"><text:s text:c="12"/>srcDir 'src/resources'</text:p>
      <text:p text:style-name="P4"><text:s text:c="8"/>}</text:p>
      <text:p text:style-name="P4"><text:s text:c="4"/>}</text:p>
      <text:p text:style-name="P4">}</text:p>
      <text:p text:style-name="P4">*/</text:p>
      <text:p text:style-name="P1"/>
      <text:p text:style-name="P4">/*</text:p>
      <text:p text:style-name="P4">Konfigurowanie zrodel dla dependencies</text:p>
      <text:p text:style-name="P4">*/</text:p>
      <text:p text:style-name="P1">repositories {</text:p>
      <text:p text:style-name="P1"><text:tab/>/*</text:p>
      <text:p text:style-name="P1"><text:tab/>//*Dodawanie repozytorium IVY</text:p>
      <text:p text:style-name="P1"><text:tab/>ivy {</text:p>
      <text:p text:style-name="P1"><text:tab/><text:tab/>//z sieci</text:p>
      <text:p text:style-name="P1"><text:s text:c="8"/>url 'http://ivy.petrikainulainen.net/repo'</text:p>
      <text:p text:style-name="P1"><text:s text:c="8"/>//z lokalnego katalogu</text:p>
      <text:p text:style-name="P1"><text:s text:c="8"/>url '../ivy-repo'</text:p>
      <text:p text:style-name="P1"><text:s text:c="4"/>}</text:p>
      <text:p text:style-name="P1"><text:s text:c="4"/></text:p>
      <text:p text:style-name="P4"><text:s text:c="4"/>//*Dodawanie z repo maven</text:p>
      <text:p text:style-name="P4"><text:s text:c="4"/>//Aby dodawac dependency z http://repo1.maven.org/maven2/ nalezy dodac</text:p>
      <text:p text:style-name="P1"><text:s text:c="4"/>mavenCentral()</text:p>
      <text:p text:style-name="P4"><text:s text:c="4"/>//Aby dodawac dependency z http://jcenter.bintray.com/</text:p>
      <text:p text:style-name="P1"><text:s text:c="4"/>jcenter()</text:p>
      <text:p text:style-name="P1"><text:s/><text:span text:style-name="T1"><text:s text:c="3"/>//Aby dodawac dependency z lokalnego repo maven nalezy dodac</text:span></text:p>
      <text:p text:style-name="P1"><text:s text:c="4"/>mavenLocal()</text:p>
      <text:p text:style-name="P1"><text:s text:c="4"/>maven {</text:p>
      <text:p text:style-name="P1"><text:s text:c="8"/>url 'http://maven.petrikainulainen.net/repo'</text:p>
      <text:p text:style-name="P1"><text:s text:c="8"/>url '../maven-repo'</text:p>
      <text:p text:style-name="P1"><text:s text:c="4"/>} <text:s text:c="3"/></text:p>
      <text:p text:style-name="P1"><text:s text:c="4"/></text:p>
      <text:p text:style-name="P1"><text:s text:c="2"/><text:span text:style-name="T1"><text:s text:c="2"/>//*Dodawanie z lokalnego katalogu dependency. Przeszukane zostana katalogi libA i libB</text:span></text:p>
      <text:p text:style-name="P1"><text:s text:c="4"/>flatDir {</text:p>
      <text:p text:style-name="P1"><text:s text:c="8"/>dirs 'libA', 'libB'</text:p>
      <text:p text:style-name="P1"><text:s text:c="4"/>}</text:p>
      <text:p text:style-name="P1"><text:s text:c="4"/></text:p>
      <text:p text:style-name="P1"><text:tab/><text:span text:style-name="T1">*/</text:span></text:p>
      <text:p text:style-name="P1"><text:tab/>mavenCentral()</text:p>
      <text:p text:style-name="P1">}</text:p>
      <text:p text:style-name="P1"/>
      <text:p text:style-name="P4">/*</text:p>
      <text:p text:style-name="P4">Opis zaleznosci z grafem: https://docs.gradle.org/2.4/userguide/java_plugin.html#sec:java_plugin_and_dependency_management</text:p>
      <text:p text:style-name="P4">Zasadniczo najpoluparniejsze:</text:p>
      <text:p text:style-name="P4"><text:tab/>- compile - uzywane przez :compileTestJava </text:p>
      <text:p text:style-name="P4"><text:tab/>- runtime - rozszerza compile</text:p>
      <text:p text:style-name="P4"><text:tab/>- testCompile - uzywa c tylko dl dependency uywanych tylko podczas testow np JUnit</text:p>
      <text:p text:style-name="P4"><text:tab/><text:tab/>testCompile 'junit:junit:4.11'</text:p>
      <text:p text:style-name="P4"><text:tab/>- compileOnly - spowoduje, ze dependency bedzie obencne dla compile, test + runtime, ale nie dla jar!<text:tab/><text:tab/></text:p>
      <text:p text:style-name="P4">Chodzi o to, ze program app uzywa biblioteki foo, ktora wewnetrznie uzywa biblioteki bar, wiec TYLKO foo jest </text:p>
      <text:p text:style-name="P4">niezbedne do skomilowania app, ale zarowno foo jak i bar do uruchomienia app</text:p>
      <text:p text:style-name="P4">*/</text:p>
      <text:p text:style-name="P1"/>
      <text:p text:style-name="P4">/*</text:p>
      <text:p text:style-name="P4">Wskazanie konkretnych dependencies do zaciągnięcia z ww zródeł</text:p>
      <text:p text:style-name="P4">*/</text:p>
      <text:p text:style-name="P1">dependencies {</text:p>
      <text:p text:style-name="P4">/*</text:p>
      <text:p text:style-name="P4">Dwa sposoby określania pojedynczego dependency:</text:p>
      <text:p text:style-name="P4"><text:tab/>compile group: 'foo', name: 'foo', version: '0.1'</text:p>
      <text:p text:style-name="P4"><text:tab/><text:tab/>jest rownoznaczne</text:p>
      <text:p text:style-name="P4"><text:tab/>compile 'foo:foo:0.1'</text:p>
      <text:p text:style-name="P4"><text:soft-page-break/><text:tab/></text:p>
      <text:p text:style-name="P4">Wskazanie wielu dependancies:</text:p>
      <text:p text:style-name="P4"><text:tab/>compile (</text:p>
      <text:p text:style-name="P4"><text:s text:c="8"/>[group: 'foo', name: 'foo', version: '0.1'],</text:p>
      <text:p text:style-name="P4"><text:s text:c="8"/>[group: 'bar', name: 'bar', version: '0.1']</text:p>
      <text:p text:style-name="P4"><text:s text:c="4"/>)</text:p>
      <text:p text:style-name="P4"><text:s text:c="4"/><text:tab/>jest rownoznaczne</text:p>
      <text:p text:style-name="P4"><text:s text:c="4"/>compile 'foo:foo:0.1', 'bar:bar:0.1'<text:tab/></text:p>
      <text:p text:style-name="P4"><text:s text:c="4"/></text:p>
      <text:p text:style-name="P4"><text:s text:c="4"/>Teraz Czym roznia sie ponizsze?</text:p>
      <text:p text:style-name="P4"><text:s text:c="4"/><text:tab/>compile - przestarzaly</text:p>
      <text:p text:style-name="P4"><text:s text:c="4"/><text:tab/>api - </text:p>
      <text:p text:style-name="P4"><text:s text:c="4"/><text:tab/>implementation</text:p>
      <text:p text:style-name="P4"><text:s text:c="4"/>Szczegoly z przykladem <text:s/>w https://stackoverflow.com/a/48388463</text:p>
      <text:p text:style-name="P4"><text:s text:c="4"/>W skrócie mamy app korzystajaca z libA korzystajaca z libB</text:p>
      <text:p text:style-name="P4"><text:s text:c="4"/>app ma implementation libA</text:p>
      <text:p text:style-name="P4"><text:s text:c="4"/>Jesli libA ma api lub compile dla LibB, to app bedzie mogl korzystac z LibB (np LibB.getVal();)</text:p>
      <text:p text:style-name="P4"><text:s text:c="4"/>Jesli libA ma implementation dla LibB, to app nie bedzie mogl korzystac a LibB (LibB.getVal(); nie skompiluje sie)</text:p>
      <text:p text:style-name="P4"><text:tab/>*/</text:p>
      <text:p text:style-name="P1"><text:tab/>implementation 'org.springframework.boot:spring-boot-starter'</text:p>
      <text:p text:style-name="P1"><text:tab/>testImplementation 'org.springframework.boot:spring-boot-starter-test'</text:p>
      <text:p text:style-name="P1"><text:tab/></text:p>
      <text:p text:style-name="P1"><text:tab/>// https://mvnrepository.com/artifact/org.javatuples/javatuples</text:p>
      <text:p text:style-name="P1"><text:tab/>compileOnly <text:s/>group: 'org.javatuples', name: 'javatuples', version: '1.2'<text:tab/></text:p>
      <text:p text:style-name="P1">}</text:p>
      <text:p text:style-name="P1"/>
      <text:p text:style-name="P4">/*</text:p>
      <text:p text:style-name="P4">Dla plugina "java" - ustawianie main class do generowania pliku jar:</text:p>
      <text:p text:style-name="P4"><text:s/></text:p>
      <text:p text:style-name="P4"><text:s/>- Konieczne tylko jesli ma byc to aplikacja (a nie biblioteka) </text:p>
      <text:p text:style-name="P4"><text:s/>- Nie jest to konieczne dla Springa (inny plugin, który sam rozwiązuje ten problem)</text:p>
      <text:p text:style-name="P4"><text:s/></text:p>
      <text:p text:style-name="P4"><text:tab/>jar {</text:p>
      <text:p text:style-name="P4"><text:tab/> <text:s text:c="3"/>manifest {</text:p>
      <text:p text:style-name="P4"><text:tab/> <text:s text:c="7"/>attributes 'Main-Class': 'com.gradle.test.GradleTest.GradleTestApplication.HelloWorld'</text:p>
      <text:p text:style-name="P4"><text:tab/> <text:s text:c="3"/>}</text:p>
      <text:p text:style-name="P4"><text:tab/>}</text:p>
      <text:p text:style-name="P4"/>
      <text:p text:style-name="P4">Co wiecej spring zalatwia tez sprawe fat jar, czyli ladowania dependancy do jar'a</text:p>
      <text:p text:style-name="P4">Bez tego nalezalo by zrobic rzszerzenie taska jar:</text:p>
      <text:p text:style-name="P4"><text:tab/>jar {</text:p>
      <text:p text:style-name="P4"><text:tab/> <text:s text:c="3"/>from { configurations.compile.collect { it.isDirectory() ? it : zipTree(it) } }</text:p>
      <text:p text:style-name="P4"><text:tab/> <text:s text:c="3"/>manifest {</text:p>
      <text:p text:style-name="P4"><text:tab/> <text:s text:c="7"/>attributes 'Main-Class': 'com.gradle.test.GradleTest.GradleTestApplication'</text:p>
      <text:p text:style-name="P4"><text:tab/> <text:s text:c="3"/>}</text:p>
      <text:p text:style-name="P4"><text:tab/>}</text:p>
      <text:p text:style-name="P4"/>
      <text:p text:style-name="P4">Fat jar w innym podejsciu: osobny task</text:p>
      <text:p text:style-name="P4"><text:tab/>task customFatJar(type: Jar) {</text:p>
      <text:p text:style-name="P4"><text:tab/> <text:s text:c="3"/>manifest {</text:p>
      <text:p text:style-name="P4"><text:tab/> <text:s text:c="7"/>attributes 'Main-Class': 'com.gradle.test.GradleTest.GradleTestApplication'</text:p>
      <text:p text:style-name="P4"><text:tab/> <text:s text:c="3"/>}</text:p>
      <text:p text:style-name="P4"><text:tab/> <text:s text:c="3"/>//nadaje czesc nazwy pliku jar "testJar-0.0.1-SNAPSHOT.jar"</text:p>
      <text:p text:style-name="P4"><text:tab/> <text:s text:c="3"/>//[archiveBaseName]-[archiveAppendix]-[archiveVersion]-[archiveClassifier].[archiveExtension]</text:p>
      <text:p text:style-name="P4"><text:tab/> <text:s text:c="3"/>//Tutaj szczegoly https://docs.gradle.org/current/dsl/org.gradle.api.tasks.bundling.Jar.html</text:p>
      <text:p text:style-name="P4"><text:tab/> <text:s text:c="3"/>baseName = 'testJar'</text:p>
      <text:p text:style-name="P4"><text:tab/> <text:s text:c="3"/>from { configurations.compile.collect { it.isDirectory() ? it : zipTree(it) } }</text:p>
      <text:p text:style-name="P4"><text:tab/> <text:s text:c="3"/>with jar</text:p>
      <text:p text:style-name="P4"><text:tab/>}</text:p>
      <text:p text:style-name="P4">*/<text:tab/></text:p>
      <text:p text:style-name="P4"/>
      <text:p text:style-name="P4"/>
      <text:p text:style-name="P4">/*</text:p>
      <text:p text:style-name="P4">Reguluje tworzenie plikow jar przez plugin od Springa</text:p>
      <text:p text:style-name="P4">bootJar {</text:p>
      <text:p text:style-name="P4"><text:tab/>//Zmiana glownej klasy aplikacji z domyslnej</text:p>
      <text:p text:style-name="P4"><text:tab/>//mainClass = 'com.example.demo.Application'</text:p>
      <text:p text:style-name="P4"><text:tab/></text:p>
      <text:p text:style-name="P4"><text:tab/>//Powoduje, ze Assemble nie wygeneruje build/libs i pliku jar</text:p>
      <text:p text:style-name="P4"><text:s text:c="4"/>//enabled = false</text:p>
      <text:p text:style-name="P4"><text:soft-page-break/><text:s text:c="4"/></text:p>
      <text:p text:style-name="P4"><text:s text:c="4"/>//nadanie nazwy pliku docelowego</text:p>
      <text:p text:style-name="P4"><text:s text:c="4"/>//Wiecej patrz -&gt; customFatJar</text:p>
      <text:p text:style-name="P4"><text:s text:c="4"/>archiveName = 'testJar!'</text:p>
      <text:p text:style-name="P4">}</text:p>
      <text:p text:style-name="P4">*/</text:p>
      <text:p text:style-name="P4"/>
      <text:p text:style-name="P4">/*</text:p>
      <text:p text:style-name="P4">Gradle domyślnie szuka sources w src/main/java więc sa 2 opcje:</text:p>
      <text:p text:style-name="P4"><text:tab/>1) Trzymać sources w src/main/java</text:p>
      <text:p text:style-name="P4"><text:tab/>2) podać kolejne odla jak ponizej</text:p>
      <text:p text:style-name="P4">sourceSets {</text:p>
      <text:p text:style-name="P4"><text:s text:c="4"/>main {</text:p>
      <text:p text:style-name="P4"><text:s text:c="8"/>java {</text:p>
      <text:p text:style-name="P4"><text:s text:c="12"/>srcDirs 'src'</text:p>
      <text:p text:style-name="P4"><text:s text:c="12"/>//srcDirs 'src1'</text:p>
      <text:p text:style-name="P4"><text:s text:c="8"/>}</text:p>
      <text:p text:style-name="P4"><text:s text:c="4"/>}</text:p>
      <text:p text:style-name="P4">}</text:p>
      <text:p text:style-name="P4">*/ </text:p>
      <text:p text:style-name="P4"/>
      <text:p text:style-name="P4">/* -- Taski -- */</text:p>
      <text:p text:style-name="P4">/* Nowy task i rozszerzenie starego</text:p>
      <text:p text:style-name="P4">//Definicja nowego taska. Nie może byc 2 tasków o takiej samej nazwie</text:p>
      <text:p text:style-name="P4">task xxx{...} </text:p>
      <text:p text:style-name="P4"/>
      <text:p text:style-name="P4">//Rozszerzenie już istniejącego taska - dodaje nowe linie kodu. Po prostu dokleja nowe komenty na koniec już istniejącego kodu</text:p>
      <text:p text:style-name="P4">//Kolejność wykonywania konu jest zalezna od kolejności w pliku rozszerzeń.</text:p>
      <text:p text:style-name="P4">//Może być wiele takich rozszerzeń</text:p>
      <text:p text:style-name="P4">xxx{...}</text:p>
      <text:p text:style-name="P4"/>
      <text:p text:style-name="P4">Kolejność wykonywania:</text:p>
      <text:p text:style-name="P4"/>
      <text:p text:style-name="P4">task t6{</text:p>
      <text:p text:style-name="P4"><text:s text:c="4"/>println('t6 0') //1</text:p>
      <text:p text:style-name="P4"><text:tab/>doFirst{println('t6 1')} //6</text:p>
      <text:p text:style-name="P4"><text:tab/>doLast{println('t6 2')} //7</text:p>
      <text:p text:style-name="P4">}</text:p>
      <text:p text:style-name="P4"/>
      <text:p text:style-name="P4">t6{</text:p>
      <text:p text:style-name="P4"><text:s text:c="4"/>println('t6 3') //2</text:p>
      <text:p text:style-name="P4"><text:tab/>doFirst{println('t6 4')} //5</text:p>
      <text:p text:style-name="P4"><text:tab/>doLast{println('t6 5')} //8</text:p>
      <text:p text:style-name="P4">}</text:p>
      <text:p text:style-name="P4"/>
      <text:p text:style-name="P4">t6{</text:p>
      <text:p text:style-name="P4"><text:s text:c="4"/>println('t6 6') //3</text:p>
      <text:p text:style-name="P4"><text:tab/>doFirst{println('t6 7')} //4</text:p>
      <text:p text:style-name="P4"><text:tab/>doLast{println('t6 8')} //9</text:p>
      <text:p text:style-name="P4">}</text:p>
      <text:p text:style-name="P4">Gdzie 0,3,6 w czasie configure, natomiast 7,4,1,2,5,8 podczas wywoływania taska</text:p>
      <text:p text:style-name="P4">*/</text:p>
      <text:p text:style-name="P4"/>
      <text:p text:style-name="P4">/*</text:p>
      <text:p text:style-name="P4">task hello {</text:p>
      <text:p text:style-name="P4"><text:tab/>//wykonywane jako 2 podczas execution </text:p>
      <text:p text:style-name="P4"><text:tab/>doLast {</text:p>
      <text:p text:style-name="P4"><text:tab/><text:tab/>println '-&gt; 1'</text:p>
      <text:p text:style-name="P4"><text:tab/>}</text:p>
      <text:p text:style-name="P4"><text:tab/>//wykonywane podczas configuration <text:s text:c="2"/></text:p>
      <text:p text:style-name="P4"><text:tab/>println '-&gt; 2'</text:p>
      <text:p text:style-name="P4"><text:tab/>//wykonywane jako 2 podczas execution </text:p>
      <text:p text:style-name="P4"><text:tab/>doFirst {</text:p>
      <text:p text:style-name="P4"><text:tab/><text:tab/>println '-&gt; 3'</text:p>
      <text:p text:style-name="P4"><text:tab/>}</text:p>
      <text:p text:style-name="P4">}*/</text:p>
      <text:p text:style-name="P4"/>
      <text:p text:style-name="P4">/*</text:p>
      <text:p text:style-name="P4">to ma dzialac jak doLast, ale w Gradle 5 zostalo wycofane. Spotkać można jednaj wielokrotnie z przykładach.</text:p>
      <text:p text:style-name="P4">task hello &lt;&lt; {<text:tab/></text:p>
      <text:p text:style-name="P4"><text:soft-page-break/><text:tab/><text:tab/>println '1'<text:tab/></text:p>
      <text:p text:style-name="P4">}</text:p>
      <text:p text:style-name="P4">*/</text:p>
      <text:p text:style-name="P4"/>
      <text:p text:style-name="P4">/*</text:p>
      <text:p text:style-name="P1">dependsOn </text:p>
      <text:p text:style-name="P1">Spowoduje, ze wywolanie t2 zostanie poprzedzone wywolaniem t1</text:p>
      <text:p text:style-name="P1">task t1{</text:p>
      <text:p text:style-name="P1"><text:tab/>doFirst{println('t1 1')}</text:p>
      <text:p text:style-name="P1"><text:tab/>doLast{println('t1 2')}</text:p>
      <text:p text:style-name="P1">}</text:p>
      <text:p text:style-name="P1">task t2(dependsOn: 't1'){</text:p>
      <text:p text:style-name="P1"><text:tab/>doFirst{println('t2 1')}</text:p>
      <text:p text:style-name="P1"><text:tab/>doLast{println('t2 2')}</text:p>
      <text:p text:style-name="P1">}</text:p>
      <text:p text:style-name="P1"/>
      <text:p text:style-name="P1">//alternatywnie</text:p>
      <text:p text:style-name="P1">task t1{...}</text:p>
      <text:p text:style-name="P1">task t2{...}</text:p>
      <text:p text:style-name="P1">task2.dependsOn task1</text:p>
      <text:p text:style-name="P1"/>
      <text:p text:style-name="P1">//doda do dependsOn wszystkie taski zaczynajace się od "ta_"</text:p>
      <text:p text:style-name="P1">task t7(dependsOn:</text:p>
      <text:p text:style-name="P1"><text:tab/><text:tab/>tasks.findAll { </text:p>
      <text:p text:style-name="P1"><text:tab/><text:tab/><text:tab/>task -&gt; task.name.startsWith('ta_') </text:p>
      <text:p text:style-name="P1"><text:tab/><text:tab/>}</text:p>
      <text:p text:style-name="P1"><text:tab/>){<text:tab/></text:p>
      <text:p text:style-name="P1">}</text:p>
      <text:p text:style-name="P1"/>
      <text:p text:style-name="P1"><text:s/>----------------------------------------------------------</text:p>
      <text:p text:style-name="P1"><text:s/></text:p>
      <text:p text:style-name="P1">Wywolywanie jednego taska z wewnatrz drugiego jest niewspierane. </text:p>
      <text:p text:style-name="P1">Zaleca sie uzywanie depends.On</text:p>
      <text:p text:style-name="P1">Ponizej obejscie.</text:p>
      <text:p text:style-name="P1">task t3{</text:p>
      <text:p text:style-name="P1"><text:tab/>doFirst{println('t3 1')}</text:p>
      <text:p text:style-name="P1"><text:tab/>println('t3')</text:p>
      <text:p text:style-name="P1"><text:tab/>doLast{println('t3 2')}</text:p>
      <text:p text:style-name="P1">}</text:p>
      <text:p text:style-name="P1">task t4{</text:p>
      <text:p text:style-name="P1"><text:tab/>doFirst{println('t4 1')}</text:p>
      <text:p text:style-name="P1"><text:tab/>println('t4')<text:tab/></text:p>
      <text:p text:style-name="P1"><text:tab/>t3//To nie zadziala</text:p>
      <text:p text:style-name="P1"><text:tab/>doLast{println('t4 2')}</text:p>
      <text:p text:style-name="P1">}</text:p>
      <text:p text:style-name="P1"><text:s/>t4.finalizedBy t3</text:p>
      <text:p text:style-name="P1">/*</text:p>
      <text:p text:style-name="P1"/>
      <text:p text:style-name="P4">/*</text:p>
      <text:p text:style-name="P4">Nie moze byc 2 taskow o tej samej nazwie</text:p>
      <text:p text:style-name="P4">task t5{</text:p>
      <text:p text:style-name="P4"><text:tab/>doFirst{println('t5 1')}</text:p>
      <text:p text:style-name="P4"><text:tab/>doLast{println('t5 2')}</text:p>
      <text:p text:style-name="P4">}</text:p>
      <text:p text:style-name="P4">task t5{</text:p>
      <text:p text:style-name="P4"><text:tab/>doFirst{println('t5 3')}</text:p>
      <text:p text:style-name="P4"><text:tab/>doLast{println('t5 4')}</text:p>
      <text:p text:style-name="P4">}</text:p>
      <text:p text:style-name="P4">*/</text:p>
      <text:p text:style-name="P1"/>
      <text:p text:style-name="P4">/*</text:p>
      <text:p text:style-name="P4">Gradle siedzi na groove/kotlin i jest pelnoprawnym jezykiem programowania. Ponizej przykład mozliwosci</text:p>
      <text:p text:style-name="P4"><text:tab/>tasks - to lista taskow udostepniana przez gradle</text:p>
      <text:p text:style-name="P4"><text:tab/>https://docs.gradle.org/current/javadoc/org/gradle/api/tasks/TaskCollection.html </text:p>
      <text:p text:style-name="P4">task t8 {</text:p>
      <text:p text:style-name="P4"><text:s text:c="4"/>doLast {</text:p>
      <text:p text:style-name="P4"><text:s text:c="8"/>tasks</text:p>
      <text:p text:style-name="P4"><text:s text:c="8"/><text:tab/>.findAll { </text:p>
      <text:p text:style-name="P4"><text:tab/><text:tab/><text:tab/><text:tab/>task -&gt; task.name.startsWith('t') </text:p>
      <text:p text:style-name="P4"><text:tab/><text:tab/><text:tab/>}</text:p>
      <text:p text:style-name="P4"><text:soft-page-break/><text:tab/><text:tab/><text:tab/>.each { task -&gt; println(task.name)</text:p>
      <text:p text:style-name="P4"><text:s text:c="8"/><text:tab/>}</text:p>
      <text:p text:style-name="P4"><text:s text:c="4"/>}</text:p>
      <text:p text:style-name="P4">}</text:p>
      <text:p text:style-name="P4">*/</text:p>
      <text:p text:style-name="P1"/>
      <text:p text:style-name="P1">task t5{</text:p>
      <text:p text:style-name="P1">//<text:tab/>onlyIf(varDummy = '11'){println('t5 2')}</text:p>
      <text:p text:style-name="P1"><text:tab/>//onlyIf{project.hasProperty('varDummy') &amp;&amp; project.getProperty('varDummy') == '11'}</text:p>
      <text:p text:style-name="P1"><text:tab/>doFirst{</text:p>
      <text:p text:style-name="P1"><text:tab/><text:tab/>if (varDummyStr == '11')</text:p>
      <text:p text:style-name="P1"><text:tab/><text:tab/> <text:s/>println('t5 0')</text:p>
      <text:p text:style-name="P1"><text:tab/><text:tab/>if ("${varDummyStr}" == '12') {</text:p>
      <text:p text:style-name="P1"><text:tab/><text:tab/> <text:s/>println('t5 1')</text:p>
      <text:p text:style-name="P1"><text:tab/><text:tab/>}</text:p>
      <text:p text:style-name="P1"><text:tab/><text:tab/>println('varDummyInt-&gt;'+"${varDummyInt}")</text:p>
      <text:p text:style-name="P1"><text:tab/><text:tab/>println('varDummyInt--&gt;'+varDummyInt)</text:p>
      <text:p text:style-name="P1"><text:tab/><text:tab/>if (varDummyInt == 11) {</text:p>
      <text:p text:style-name="P1"><text:tab/><text:tab/> <text:s/>println('t5 2')</text:p>
      <text:p text:style-name="P1"><text:tab/><text:tab/>}</text:p>
      <text:p text:style-name="P1"><text:tab/><text:tab/>//println('varInt3-&gt;'+"${varInt3}")</text:p>
      <text:p text:style-name="P1"><text:tab/>println('t5 3')</text:p>
      <text:p text:style-name="P1"><text:tab/>}</text:p>
      <text:p text:style-name="P1"><text:tab/>doLast{</text:p>
      <text:p text:style-name="P1"><text:tab/><text:tab/>println('t5 59 = '+properties) <text:s text:c="8"/>//org.gradle.api.internal.project.DefaultAntBuilder@2c9237c3</text:p>
      <text:p text:style-name="P1"><text:tab/><text:tab/>println('t5 60 = '+taskDependencies[0]) <text:s text:c="8"/>//org.gradle.api.internal.project.DefaultAntBuilder@2c9237c3</text:p>
      <text:p text:style-name="P1"><text:tab/>}</text:p>
      <text:p text:style-name="P1">}</text:p>
      <text:p text:style-name="P7"/>
      <text:p text:style-name="P6"/>
      <text:p text:style-name="P5">@1</text:p>
      <text:p text:style-name="P6">Tworzenie projektu gradle:</text:p>
      <text:p text:style-name="P6"/>
      <text:p text:style-name="P6">W Eclipse należy wykonać kolejno 1,2,5</text:p>
      <text:p text:style-name="P6">Jeśli będzie się pluć o nazwę to sprawdzić czy nazwa projektu zgadza się z zawartością settings.gradle</text:p>
      <text:p text:style-name="P6">Jeśli dalej bedzie się pluć wykonać kroki 1-7</text:p>
      <text:p text:style-name="P6"/>
      <text:p text:style-name="P6">1) Utworzyć projekt java (zwykły, nie gradle)</text:p>
      <text:p text:style-name="P6">2) Dodać katalog gradle, pliki: build.gradle, gradlew, gradlew.bat, settings.gradle</text:p>
      <text:p text:style-name="P6">3) Przenieść katalog poza workspace</text:p>
      <text:p text:style-name="P6">4) Odświerzyć workspace i potwierdzić usunięcie projektu</text:p>
      <text:p text:style-name="P6">5) Import Gradle/Existing </text:p>
      <text:p text:style-name="P6">6) Przenieść projekt z powrotem do workspace i odświerzyć workspace</text:p>
      <text:p text:style-name="P6">7) Zaimportowac jako zwykły projekt</text:p>
      <text:p text:style-name="P6"/>
      <text:p text:style-name="P5">@2</text:p>
      <text:p text:style-name="P6">Tutoriale:</text:p>
      <text:p text:style-name="P6"><text:s/></text:p>
      <text:p text:style-name="P6"><text:tab/>https://www.tutorialspoint.com/gradle/index.htm</text:p>
      <text:p text:style-name="P6"><text:tab/>https://www.petrikainulainen.net/getting-started-with-gradle/</text:p>
      <text:p text:style-name="P6"/>
      <text:p text:style-name="P5">@3</text:p>
      <text:p text:style-name="P6">Cykl zycia podczas kazego build:</text:p>
      <text:p text:style-name="P6"/>
      <text:p text:style-name="P6"><text:tab/>Projekt (GP) - pojedynczy projekt prowadzi do wybudowania jednego artefaktu (np plik jar lub zbior wielu plikow klas)</text:p>
      <text:p text:style-name="P6"><text:tab/>Task - reprezentacja akcji (potencjalnie jednej z wielu) prowadzacych do wybudowania projektu</text:p>
      <text:p text:style-name="P6">Sa 3 fazy budowania projektu</text:p>
      <text:p text:style-name="P6"><text:tab/>initialization - identyfikujemy wszystkie GP potrzebnne do wykonania pojedynczego calego build.</text:p>
      <text:p text:style-name="P6"><text:tab/><text:tab/>W multu-propjektach <text:s/>moze byc tego wiele (np frontend, backend i jakies biblioteki).</text:p>
      <text:p text:style-name="P6"><text:tab/><text:tab/>Tutaj wykonywany jest kod umieszczony w pliku settings.gradle</text:p>
      <text:p text:style-name="P6"><text:tab/>configuration - gradle buduje graf (acykliczny - bez petli) taskow do wykonania</text:p>
      <text:p text:style-name="P6"><text:tab/><text:tab/>Tutaj wykonywany jest kod (poza kodem akcji taskow - patrz dalej) z pliku build.gradle</text:p>
      <text:p text:style-name="P6"><text:tab/>execution <text:s/>- wywolanie kolejnych taskow na podstawie grafu. </text:p>
      <text:p text:style-name="P6"><text:tab/><text:tab/>Tutaj wykonywany jest kod akcji taskow, czyli doFirst i doLast</text:p>
      <text:p text:style-name="P6"><text:tab/><text:tab/></text:p>
      <text:p text:style-name="P6">println 'phase 2'</text:p>
      <text:p text:style-name="P6">task doIt{</text:p>
      <text:p text:style-name="P6"><text:tab/>println 'phase 2'</text:p>
      <text:p text:style-name="P6"><text:tab/>doFirst{</text:p>
      <text:p text:style-name="P6"><text:tab/><text:tab/>println 'phase 3'</text:p>
      <text:p text:style-name="P6"><text:soft-page-break/><text:tab/>}</text:p>
      <text:p text:style-name="P6"><text:tab/>doLast{</text:p>
      <text:p text:style-name="P6"><text:tab/><text:tab/>println 'phase 3'</text:p>
      <text:p text:style-name="P6"><text:tab/>}</text:p>
      <text:p text:style-name="P6"><text:tab/>println 'phase 2'</text:p>
      <text:p text:style-name="P6">}<text:tab/></text:p>
      <text:p text:style-name="P6">println 'phase 2'<text:tab/></text:p>
      <text:p text:style-name="P6"><text:tab/><text:tab/> <text:tab/></text:p>
      <text:p text:style-name="P5">@4</text:p>
      <text:p text:style-name="P6">Pluginy:</text:p>
      <text:p text:style-name="P6"/>
      <text:p text:style-name="P6">Moga byc skryptowe lub binarne</text:p>
      <text:p text:style-name="P6"><text:tab/></text:p>
      <text:p text:style-name="P6"><text:tab/>S - tylko z lokanego systemu plikow lub zdalnie za pomoca HTTP URL:</text:p>
      <text:p text:style-name="P6"><text:tab/><text:tab/>- apply from: 'other.gradle'</text:p>
      <text:p text:style-name="P6"><text:tab/>B - klasa zdefiniowana w skrypcie build</text:p>
      <text:p text:style-name="P6"><text:tab/> <text:s/>- plik. java w buildSrc</text:p>
      <text:p text:style-name="P6"><text:tab/> <text:s/>- klasa w .jar, ktory jest umieszczeony w dependency</text:p>
      <text:p text:style-name="P6"><text:tab/> <text:s/>- na portalu https://plugins.gradle.org lub innych repo:</text:p>
      <text:p text:style-name="P6"><text:tab/><text:tab/>- apply plugin: 'java'</text:p>
      <text:p text:style-name="P6"><text:tab/><text:tab/>- apply plugin: JavaPlugin</text:p>
      <text:p text:style-name="P6"><text:tab/><text:tab/>- plugins {</text:p>
      <text:p text:style-name="P6"><text:s/><text:tab/><text:tab/> <text:s text:c="3"/>id 'java'</text:p>
      <text:p text:style-name="P6"><text:tab/><text:tab/> <text:s/>}</text:p>
      <text:p text:style-name="P6"><text:tab/><text:tab/> <text:s/>Dziala tylko dla pluginow z https://plugins.gradle.org</text:p>
      <text:p text:style-name="P6"><text:tab/><text:tab/>- buildscript {</text:p>
      <text:p text:style-name="P6"><text:tab/><text:tab/><text:tab/>repositories {</text:p>
      <text:p text:style-name="P6"><text:tab/><text:tab/><text:tab/> <text:s/>jcenter()</text:p>
      <text:p text:style-name="P6"><text:tab/><text:tab/><text:tab/>}</text:p>
      <text:p text:style-name="P6"><text:tab/><text:tab/><text:tab/>dependencies {</text:p>
      <text:p text:style-name="P6"><text:tab/><text:tab/><text:tab/> <text:s/>classpath "com.jfrog.bintray.gradle:gradle-bintray-plugin:0.4.1"</text:p>
      <text:p text:style-name="P6"><text:tab/><text:tab/><text:tab/>}</text:p>
      <text:p text:style-name="P6"><text:tab/><text:tab/> <text:s/>}</text:p>
      <text:p text:style-name="P6"><text:tab/><text:tab/> <text:s/>apply plugin: "com.jfrog.bintray"</text:p>
      <text:p text:style-name="P6"><text:tab/><text:tab/> <text:s/>Dodawanie pluginu z innego repo niz https://plugins.gradle.org</text:p>
      <text:p text:style-name="P6"><text:tab/><text:tab/> <text:s/></text:p>
      <text:p text:style-name="P6"><text:tab/><text:tab/> <text:s/></text:p>
      <text:p text:style-name="P6"><text:s text:c="4"/>Przyklad takiego plugina z jego opisem: https://github.com/nilsmagnus/wsdl2java </text:p>
      <text:p text:style-name="P6"><text:s text:c="4"/></text:p>
      <text:p text:style-name="P6"><text:s text:c="4"/>Przykład wykorzystania</text:p>
      <text:p text:style-name="P6"><text:s text:c="4"/>wsdl2java {</text:p>
      <text:p text:style-name="P6"><text:s text:c="6"/>wsdlsToGenerate = [</text:p>
      <text:p text:style-name="P6"><text:s text:c="14"/>['-p','com.acme.mypackage', '-autoNameResolution',"$projectDir/src/main/resources/wsdl/stockqoute.wsdl"]</text:p>
      <text:p text:style-name="P6"><text:s text:c="6"/>]</text:p>
      <text:p text:style-name="P6"><text:s text:c="6"/>generatedWsdlDir = file("$projectDir/generatedsources")</text:p>
      <text:p text:style-name="P6"><text:s text:c="6"/>wsdlDir = file("$projectDir/src/main/resources/wsdl")</text:p>
      <text:p text:style-name="P6"><text:s text:c="6"/>locale = Locale.FRANCE</text:p>
      <text:p text:style-name="P6"><text:s text:c="4"/>}</text:p>
      <text:p text:style-name="P6"><text:s text:c="4"/>To jakby rozszerzenie taska dodanego z tym pluginem (bo nowy task to "task wsdl2java{...}")<text:tab/><text:tab/> <text:s/><text:tab/><text:tab/></text:p>
      <text:p text:style-name="P6"/>
      <text:p text:style-name="P5">@5</text:p>
      <text:p text:style-name="P6">Logowanie: https://docs.gradle.org/current/userguide/logging.html</text:p>
      <text:p text:style-name="P6">Domyslnie wyswietla 1-4. Aby pokazywac</text:p>
      <text:p text:style-name="P6"><text:tab/>3 -w </text:p>
      <text:p text:style-name="P6"><text:tab/>5 -i - duuuzo informacji o tym, co sie dzieje</text:p>
      <text:p text:style-name="P6"><text:tab/>6 -d - ku...sko duzo informacji</text:p>
      <text:p text:style-name="P6"><text:tab/><text:tab/></text:p>
      <text:p text:style-name="P6">logger.quiet( <text:s text:c="3"/>'1 An info log message which is always logged.')</text:p>
      <text:p text:style-name="P6">logger.error( <text:s text:c="3"/>'2 An error log message.')</text:p>
      <text:p text:style-name="P6">logger.warn( <text:s text:c="4"/>'3 A warning log message.')</text:p>
      <text:p text:style-name="P6">logger.lifecycle('4 A lifecycle info log message.')</text:p>
      <text:p text:style-name="P6">logger.info( <text:s text:c="4"/>'5 An info log message.')</text:p>
      <text:p text:style-name="P6">logger.debug( <text:s text:c="3"/>'6 A debug log message.')</text:p>
      <text:p text:style-name="P6">logger.trace( <text:s text:c="3"/>'7 A trace log message.')</text:p>
      <text:p text:style-name="P6"/>
      <text:p text:style-name="P6">-s /-S pokaze standardowy(zalecany) stacktrace / pelen stacktrace</text:p>
      <text:p text:style-name="P6"/>
      <text:p text:style-name="P3"><text:span text:style-name="T3">@6</text:span></text:p>
      <text:p text:style-name="P6">Ogolnie caly plugin 'java' opisany jest tutaj: https://docs.gradle.org/2.4/userguide/java_plugin.html</text:p>
      <text:p text:style-name="P6">Ponizej zamieszczam tylko jego fragmenty</text:p>
      <text:p text:style-name="P6"><text:soft-page-break/><text:tab/></text:p>
      <text:p text:style-name="P6">java dodaje nowe taski</text:p>
      <text:p text:style-name="P6"><text:tab/>- clean: usuwa katalog build. Moze sie zdarzyc, ze cos "trzyma" plik, wtedy nalezy uzyc programu LockHunter</text:p>
      <text:p text:style-name="P6"><text:tab/>- compileJava - kompiluje kod <text:s/></text:p>
      <text:p text:style-name="P6"><text:tab/>- assemble - buduje wszystkie archiwa (jar)</text:p>
      <text:p text:style-name="P6"><text:tab/><text:tab/>:compileJava</text:p>
      <text:p text:style-name="P6"><text:tab/><text:tab/>:processResources </text:p>
      <text:p text:style-name="P6"><text:tab/><text:tab/>:classes</text:p>
      <text:p text:style-name="P6"><text:tab/><text:tab/>:jar</text:p>
      <text:p text:style-name="P6"><text:tab/><text:tab/>:assemble</text:p>
      <text:p text:style-name="P6"><text:tab/>- check - wykonuje wsystkiw taki weryfikacyjne, w szczegolnosci test</text:p>
      <text:p text:style-name="P6"><text:tab/>- build - wykonuje check i assemble</text:p>
      <text:p text:style-name="P6"><text:tab/><text:tab/>:compileJava</text:p>
      <text:p text:style-name="P6"><text:tab/><text:tab/>:processResources </text:p>
      <text:p text:style-name="P6"><text:tab/><text:tab/>:classes</text:p>
      <text:p text:style-name="P6"><text:tab/><text:tab/>:jar</text:p>
      <text:p text:style-name="P6"><text:tab/><text:tab/>:assemble</text:p>
      <text:p text:style-name="P6"><text:tab/><text:tab/>:compileTestJava </text:p>
      <text:p text:style-name="P6"><text:tab/><text:tab/>:processTestResources </text:p>
      <text:p text:style-name="P6"><text:tab/><text:tab/>:testClasses </text:p>
      <text:p text:style-name="P6"><text:tab/><text:tab/>:test </text:p>
      <text:p text:style-name="P6"><text:tab/><text:tab/>:check </text:p>
      <text:p text:style-name="P6"><text:tab/><text:tab/>:build<text:tab/><text:tab/></text:p>
      <text:p text:style-name="P6"><text:tab/>- test - uruchamia unt testy tesy. Log z bledami mozna znalezc w build/reports/reports/tests/test/index.html 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0:42:44.042000000</meta:creation-date>
    <dc:date>2019-10-19T22:38:25.124000000</dc:date>
    <meta:editing-duration>PT1H35M10S</meta:editing-duration>
    <meta:editing-cycles>1</meta:editing-cycles>
    <meta:document-statistic meta:table-count="0" meta:image-count="0" meta:object-count="0" meta:page-count="8" meta:paragraph-count="471" meta:word-count="1682" meta:character-count="13705" meta:non-whitespace-character-count="11467"/>
    <meta:generator>LibreOffice/5.2.3.3$Windows_x86 LibreOffice_project/d54a8868f08a7b39642414cf2c8ef2f228f780cf</meta:generator>
  </office:meta>
</office:document-meta>
</file>